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b38a6" style:font-weight-asian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07d72" officeooo:paragraph-rsid="000b38a6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07d72" officeooo:paragraph-rsid="000c5a08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5a6ca" officeooo:paragraph-rsid="000b38a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0b38a6" style:font-weight-asian="bold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officeooo:rsid="001c96cc" officeooo:paragraph-rsid="000b38a6"/>
    </style:style>
    <style:style style:name="P7" style:family="paragraph" style:parent-style-name="Standard">
      <style:text-properties style:text-underline-style="none" fo:font-weight="bold" officeooo:paragraph-rsid="000b38a6" style:font-weight-asian="bold"/>
    </style:style>
    <style:style style:name="P8" style:family="paragraph" style:parent-style-name="Standard">
      <style:text-properties style:text-underline-style="none" fo:font-weight="normal" officeooo:rsid="00207d72" officeooo:paragraph-rsid="000c5a08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07d72" officeooo:paragraph-rsid="000b38a6" style:font-weight-asian="normal" style:font-weight-complex="normal"/>
    </style:style>
    <style:style style:name="P10" style:family="paragraph" style:parent-style-name="Standard">
      <style:text-properties officeooo:rsid="00207d72" officeooo:paragraph-rsid="000b38a6"/>
    </style:style>
    <style:style style:name="P11" style:family="paragraph" style:parent-style-name="Standard">
      <style:text-properties officeooo:rsid="0015a6ca" officeooo:paragraph-rsid="000b38a6"/>
    </style:style>
    <style:style style:name="P12" style:family="paragraph" style:parent-style-name="Standard">
      <style:text-properties officeooo:paragraph-rsid="000b38a6"/>
    </style:style>
    <style:style style:name="P13" style:family="paragraph" style:parent-style-name="Standard">
      <style:paragraph-properties fo:margin-left="2.54cm" fo:margin-right="0cm" fo:text-indent="0cm" style:auto-text-indent="false"/>
      <style:text-properties officeooo:paragraph-rsid="000b38a6"/>
    </style:style>
    <style:style style:name="P14" style:family="paragraph" style:parent-style-name="Standard">
      <style:text-properties officeooo:paragraph-rsid="000e319b"/>
    </style:style>
    <style:style style:name="T1" style:family="text">
      <style:text-properties officeooo:rsid="001f0b50"/>
    </style:style>
    <style:style style:name="T2" style:family="text">
      <style:text-properties officeooo:rsid="0015a6ca"/>
    </style:style>
    <style:style style:name="T3" style:family="text">
      <style:text-properties officeooo:rsid="001c96cc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officeooo:rsid="00207d72" style:font-weight-asian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7d72" style:font-weight-asian="normal" style:font-weight-complex="normal"/>
    </style:style>
    <style:style style:name="T8" style:family="text">
      <style:text-properties officeooo:rsid="00207d72"/>
    </style:style>
    <style:style style:name="T9" style:family="text">
      <style:text-properties officeooo:rsid="0018ae02"/>
    </style:style>
    <style:style style:name="T10" style:family="text">
      <style:text-properties officeooo:rsid="00244044"/>
    </style:style>
    <style:style style:name="T11" style:family="text">
      <style:text-properties style:text-underline-style="none" fo:font-weight="normal" officeooo:rsid="00207d72" style:font-weight-asian="normal" style:font-weight-complex="normal"/>
    </style:style>
    <style:style style:name="T12" style:family="text">
      <style:text-properties style:text-underline-style="none" fo:font-weight="normal" officeooo:rsid="002743f6" style:font-weight-asian="normal" style:font-weight-complex="normal"/>
    </style:style>
    <style:style style:name="T13" style:family="text">
      <style:text-properties officeooo:rsid="000f10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1 :</text:p>
      <text:p text:style-name="P1"/>
      <text:p text:style-name="P5">Problématique:</text:p>
      <text:p text:style-name="P12"/>
      <text:p text:style-name="P6">Comprendre l<text:span text:style-name="T1">es causes de</text:span> mortalité et <text:span text:style-name="T1">de</text:span> gravité des accidents de la route concernant les cyclistes et prévoir les zones où <text:span text:style-name="T1">(ré-)</text:span>aménager en priorité les infrastructures cyclables.</text:p>
      <text:p text:style-name="P13"/>
      <text:p text:style-name="P5">Cas d’usage:</text:p>
      <text:p text:style-name="P12"><text:tab/><text:tab/>- <text:span text:style-name="T2">Comprendre les facteurs qui influent sur la gravité des accidents (si on n’arrive pas</text:span></text:p>
      <text:p text:style-name="P12"><text:span text:style-name="T2"><text:tab/><text:tab/>à diminuer le nombre d’accidents, au moins essayer de diminuer leur gravité)  <text:tab/><text:tab/><text:tab/>- </text:span><text:span text:style-name="T3">Déterminer les endroits à aménager, ou à refaire/améliorer</text:span></text:p>
      <text:p text:style-name="P12"/>
      <text:p text:style-name="P12"><text:span text:style-name="T4">Utilisateurs cibles :</text:span> </text:p>
      <text:p text:style-name="P12"/>
      <text:p text:style-name="P12"><text:span text:style-name="T2"><text:tab/><text:tab/>Pour les collectivités, et la prévention routière</text:span>.</text:p>
      <text:p text:style-name="P12"/>
      <text:p text:style-name="P5">Fonctionnalités principales : </text:p>
      <text:p text:style-name="P5"/>
      <text:p text:style-name="P7"><text:span text:style-name="T6"><text:tab/><text:tab/>- </text:span><text:span text:style-name="T7">Carte des aménagements cyclables et des accidents (filtres possibles : date,</text:span></text:p>
      <text:p text:style-name="P9"><text:s/><text:tab/><text:tab/>département et gravité)</text:p>
      <text:p text:style-name="P7"/>
      <text:p text:style-name="P9"><text:tab/><text:tab/>- Identification de « points faibles » existants et de zones à pourvoir.</text:p>
      <text:p text:style-name="P12"/>
      <text:p text:style-name="P3">Sources de données : </text:p>
      <text:p text:style-name="P3"/>
      <text:p text:style-name="P8"><text:tab/><text:tab/>- <text:span text:style-name="T10">data.gouv.fr</text:span></text:p>
      <text:p text:style-name="P8"><text:tab/><text:tab/>- <text:span text:style-name="T10">data.gov.uk</text:span></text:p>
      <text:p text:style-name="P14"><text:tab/><text:tab/><text:span text:style-name="T11">- </text:span><text:span text:style-name="T12">(autres pays?)</text:span></text:p>
      <text:p text:style-name="P12"><text:tab/><text:tab/></text:p>
      <text:p text:style-name="P2">Outils et techniques :</text:p>
      <text:p text:style-name="P10"/>
      <text:p text:style-name="P12"><text:tab/><text:tab/>- <text:span text:style-name="T3">R</text:span><text:span text:style-name="T8">écupération des données via API</text:span></text:p>
      <text:p text:style-name="P12"><text:tab/><text:tab/>- <text:span text:style-name="T8">Nettoyage des données</text:span></text:p>
      <text:p text:style-name="P12"><text:tab/><text:tab/>- <text:span text:style-name="T8">Création d’un modèle d’IA</text:span></text:p>
      <text:p text:style-name="P12"><text:tab/><text:tab/>- <text:span text:style-name="T8">Mise à jour mensuelle automatique</text:span></text:p>
      <text:p text:style-name="P12"><text:tab/><text:tab/>- <text:span text:style-name="T8">Stockage et création appli/site web</text:span><text:tab/><text:tab/></text:p>
      <text:p text:style-name="P12"/>
      <text:p text:style-name="P13"/>
      <text:p text:style-name="P12"><text:span text:style-name="T5">Autres l</text:span><text:span text:style-name="T4">iens utiles :</text:span> </text:p>
      <text:p text:style-name="P12"><text:tab/></text:p>
      <text:p text:style-name="P12"><text:tab/>- <text:a xlink:type="simple" xlink:href="https://defis.data.gouv.fr/defis/infrastructures-cyclables" text:style-name="Internet_20_link" text:visited-style-name="Visited_20_Internet_20_Link">https://defis.data.gouv.fr/defis/infrastructures-cyclables</text:a></text:p>
      <text:p text:style-name="P12"/>
      <text:p text:style-name="P12"/>
      <text:p text:style-name="P4">Remarque<text:span text:style-name="T9">s</text:span> :</text:p>
      <text:p text:style-name="P4"/>
      <text:p text:style-name="P11"><text:tab/>- <text:span text:style-name="T9">la vitesse des véhicules impliqués, ainsi que l’alcoolémie des conducteurs </text:span><text:span text:style-name="T13">ne sera pas prise en compte</text:span><text:span text:style-name="T9">.</text:span></text:p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1:47:41.644000000</meta:creation-date>
    <dc:date>2024-12-20T12:39:21.825000000</dc:date>
    <meta:editing-duration>PT5M15S</meta:editing-duration>
    <meta:editing-cycles>5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9" meta:word-count="177" meta:character-count="1194" meta:non-whitespace-character-count="998"/>
  </office:meta>
</office:document-meta>
</file>